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5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a86ce" fo:background-color="transparent" style:font-size-asian="14pt" style:font-weight-asian="bold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7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dd9b65"/>
    </style:style>
    <style:style style:name="P8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dd9ef1"/>
    </style:style>
    <style:style style:name="P9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e003ca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6b696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>
        <style:tab-stops/>
      </style:paragraph-properties>
      <style:text-properties officeooo:paragraph-rsid="02d4eaea"/>
    </style:style>
    <style:style style:name="P1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003ca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59ac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d0e7" officeooo:paragraph-rsid="02e2d0e7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84150"/>
    </style:style>
    <style:style style:name="P18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986f2"/>
    </style:style>
    <style:style style:name="P19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a86ce"/>
    </style:style>
    <style:style style:name="P2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1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d9b65" officeooo:paragraph-rsid="02e003ca" fo:background-color="transparent" style:font-size-asian="7pt" style:font-weight-asian="normal" style:font-size-complex="7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929b8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d9ef1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59acb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1" fo:font-size="8pt" fo:letter-spacing="-0.016cm" fo:language="es" fo:country="ES" fo:font-weight="normal" officeooo:rsid="02a9ef69" officeooo:paragraph-rsid="02e2d0e7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35cm" fo:border="0.11pt solid #000000" style:shadow="none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929b8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929b8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929b8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1" fo:font-size="7pt" fo:letter-spacing="normal" fo:language="es" fo:country="ES" fo:font-style="normal" fo:font-weight="normal" officeooo:rsid="02a9ef69" officeooo:paragraph-rsid="02e7dca3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1" fo:font-size="7pt" fo:letter-spacing="normal" fo:language="es" fo:country="ES" fo:font-style="normal" fo:font-weight="normal" officeooo:rsid="02a9ef69" officeooo:paragraph-rsid="02e7dca3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7dca3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d9b65" officeooo:paragraph-rsid="02ea3630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d9b65" officeooo:paragraph-rsid="02ea3630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d9b65" officeooo:paragraph-rsid="02ea3630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84150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84150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84150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986f2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986f2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a86ce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6b696" officeooo:paragraph-rsid="02da86ce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officeooo:rsid="02de5dc3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1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1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1" fo:font-size="8pt" fo:letter-spacing="-0.016cm" fo:language="es" fo:country="ES" fo:font-weight="normal" officeooo:rsid="02dc8044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1" fo:font-size="8pt" fo:letter-spacing="-0.016cm" fo:language="es" fo:country="ES" fo:font-weight="normal" officeooo:rsid="02d6b696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1" fo:font-size="8pt" fo:letter-spacing="-0.016cm" fo:language="es" fo:country="ES" fo:font-weight="normal" officeooo:rsid="02d8415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1" fo:font-size="8pt" fo:letter-spacing="-0.016cm" fo:language="es" fo:country="ES" fo:font-weight="normal" officeooo:rsid="02d986f2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1" fo:font-size="8pt" fo:letter-spacing="-0.016cm" fo:language="es" fo:country="ES" fo:font-weight="normal" officeooo:rsid="02da86ce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1" fo:font-size="8pt" fo:letter-spacing="-0.016cm" fo:language="es" fo:country="ES" fo:font-weight="normal" officeooo:rsid="02db2f0e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1" fo:font-size="8pt" fo:letter-spacing="-0.016cm" fo:language="es" fo:country="ES" fo:font-weight="normal" officeooo:rsid="02dd9b65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1" fo:font-size="8pt" fo:letter-spacing="-0.016cm" fo:language="es" fo:country="ES" fo:font-weight="normal" officeooo:rsid="02dd9ef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1" fo:font-size="8pt" fo:letter-spacing="-0.016cm" fo:language="es" fo:country="ES" fo:font-weight="normal" officeooo:rsid="02e003ca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1" fo:font-size="8pt" fo:letter-spacing="-0.016cm" fo:language="es" fo:country="ES" fo:font-weight="normal" officeooo:rsid="02ed9d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2d84150"/>
    </style:style>
    <style:style style:name="T22" style:family="text">
      <style:text-properties officeooo:rsid="02d986f2"/>
    </style:style>
    <style:style style:name="T23" style:family="text">
      <style:text-properties officeooo:rsid="02da86ce"/>
    </style:style>
    <style:style style:name="T24" style:family="text">
      <style:text-properties officeooo:rsid="02dd9ef1"/>
    </style:style>
    <style:style style:name="T25" style:family="text">
      <style:text-properties officeooo:rsid="02e2d0e7"/>
    </style:style>
    <style:style style:name="T26" style:family="text">
      <style:text-properties officeooo:rsid="02e4a1a8"/>
    </style:style>
    <style:style style:name="T27" style:family="text">
      <style:text-properties officeooo:rsid="02e59acb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officeooo:rsid="030f52cf"/>
    </style:style>
    <style:style style:name="T30" style:family="text">
      <style:text-properties fo:font-variant="normal" fo:text-transform="none" fo:color="#808080" loext:opacity="100%" style:font-name="Tahoma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31" style:family="text">
      <style:text-properties fo:font-variant="normal" fo:text-transform="none" fo:color="#808080" loext:opacity="100%" style:font-name="Tahoma" fo:font-size="7pt" fo:letter-spacing="normal" fo:font-style="normal" fo:font-weight="normal" officeooo:rsid="02ec2c22" style:font-size-asian="7pt" style:font-style-asian="normal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4"><text:span text:style-name="T26">Muestra </text:span><text:span text:style-name="T27">los productos cuyo precio sea el menor</text:span>.</text:p>
      <text:p text:style-name="P22"/>
      <text:p text:style-name="P15"><text:span text:style-name="T26">Muestra </text:span><text:span text:style-name="T27">los productos cuyo precio sea el mayor</text:span>.</text:p>
      <text:p text:style-name="P22"/>
      <text:p text:style-name="P15"><text:span text:style-name="T26">Muestra </text:span><text:span text:style-name="T27">los productos cuyo precio sea mayor que la media</text:span>.</text:p>
      <text:p text:style-name="P22"/>
      <text:p text:style-name="P15"><text:span text:style-name="T26">Muestra </text:span><text:span text:style-name="T27">los productos cuyo precio oscile entre un 40% menos de la media y un 40% más de la media</text:span>.</text:p>
      <text:p text:style-name="P22"/>
      <text:p text:style-name="P26"/>
      <text:p text:style-name="P3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3"><text:span text:style-name="T25">Muestra un listado con los empleados del departamento de Sistemas</text:span>.</text:p>
      <text:p text:style-name="P33"/>
      <text:p text:style-name="P16">Muestra el nombre del departamento con mayor presupuesto y la cantidad de dinero que tiene asignada.</text:p>
      <text:p text:style-name="P33"/>
      <text:p text:style-name="P16">Muestra el nombre del departamento con menor presupuesto y la cantidad de dinero que tiene asignada.</text:p>
      <text:p text:style-name="P35"><text:span text:style-name="T28"/></text:p>
      <text:p text:style-name="P27"/>
      <text:p text:style-name="P3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1"><text:span text:style-name="T9">Muestra </text:span><text:span text:style-name="T19">todos los pedidos que ha realizado Adela Salas Díaz</text:span><text:span text:style-name="T9">.</text:span></text:p>
      <text:p text:style-name="P20"/>
      <text:p text:style-name="P9"><text:span text:style-name="T9">Muestra </text:span><text:span text:style-name="T19">el número de pedidos en los que ha participado el comercial Daniel Sáez Vega</text:span><text:span text:style-name="T9">.</text:span></text:p>
      <text:p text:style-name="P21"/>
      <text:p text:style-name="P9"><text:span text:style-name="T9">Muestra l</text:span><text:span text:style-name="T10">os </text:span><text:span text:style-name="T19">datos del cliente que realizó el pedido más caro en 2019</text:span><text:span text:style-name="T9">.</text:span></text:p>
      <text:p text:style-name="P21"/>
      <text:p text:style-name="P9"><text:span text:style-name="T9">Muestra </text:span><text:span text:style-name="T19">la fecha y la cantidad del pedido de menor valor realizado por el cliente Pepe Ruiz Santana.</text:span></text:p>
      <text:p text:style-name="P21"/>
      <text:p text:style-name="P9"><text:span text:style-name="T9">Muestra </text:span><text:span text:style-name="T19">el listado con los datos de los clientes y los pedidos, de todos los clientes que han realizado un pedido durante el año 2017 con un valor mayor al valor medio de los pedidos realizados durante ese mismo año</text:span><text:span text:style-name="T9">.</text:span></text:p>
      <text:p text:style-name="P21"/>
      <text:p text:style-name="P12"/>
      <text:p text:style-name="P4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6"><text:span text:style-name="T9">Muestra l</text:span><text:span text:style-name="T10">os nombres </text:span><text:span text:style-name="T17">del jugador más alto</text:span><text:span text:style-name="T9">.</text:span></text:p>
      <text:p text:style-name="P36"/>
      <text:p text:style-name="P7"><text:span text:style-name="T9">Muestra </text:span><text:span text:style-name="T18">el código del jugador que más puntos ha metido</text:span><text:span text:style-name="T9">.</text:span></text:p>
      <text:p text:style-name="P36"/>
      <text:p text:style-name="P8"><text:span text:style-name="T9">Muestra </text:span><text:span text:style-name="T18">los códigos de los jugadores que más asistencias ha dado por partido.</text:span></text:p>
      <text:p text:style-name="P36"/>
      <text:p text:style-name="P25"/>
      <text:p text:style-name="P3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28">Muestra el empleado con mayor edad.</text:p>
      <text:p text:style-name="P29"><text:span text:style-name="T30"/></text:p>
      <text:p text:style-name="P6"><text:span text:style-name="T20">Muestra los datos del empleado más antiguo en la empresa</text:span><text:span text:style-name="T9">.</text:span></text:p>
      <text:p text:style-name="P23"/>
      <text:p text:style-name="P24"/>
      <text:p text:style-name="P3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0"><text:span text:style-name="T9">Muestra </text:span><text:span text:style-name="T12">los datos de los clientes que pertenezcan a la ciudad con más trabajadores de contacto</text:span><text:span text:style-name="T11">.</text:span></text:p>
      <text:p text:style-name="P39"/>
      <text:p text:style-name="P17"><text:soft-page-break/><text:span text:style-name="T9">Muestra </text:span><text:span text:style-name="T12">los d</text:span><text:span text:style-name="T13">etalles de los pedidos cuyo precio sea inferior a la media de todos los pedidos (cantidad * precio unidad).</text:span></text:p>
      <text:p text:style-name="P39"/>
      <text:p text:style-name="P17"><text:span text:style-name="T9">Muestra </text:span><text:span text:style-name="T13">la información de los empleados pertenecientes a la extensión con mayor número de empleados.</text:span></text:p>
      <text:p text:style-name="P39"/>
      <text:p text:style-name="P18"><text:span text:style-name="T9">Muestra </text:span><text:span text:style-name="T12">los </text:span><text:span text:style-name="T14">datos de las oficinas del país con más oficinas</text:span><text:span text:style-name="T13">.</text:span></text:p>
      <text:p text:style-name="P42"/>
      <text:p text:style-name="P18"><text:span text:style-name="T9">Muestra </text:span><text:span text:style-name="T12">los </text:span><text:span text:style-name="T14">datos de las transacciones realizadas (pagos) que estén un 20% por encima de la media</text:span><text:span text:style-name="T13">.</text:span></text:p>
      <text:p text:style-name="P42"/>
      <text:p text:style-name="P19"><text:span text:style-name="T9">Muestra </text:span><text:span text:style-name="T12">los </text:span><text:span text:style-name="T15">detalles de los pedidos cuyo comentario esté más veces repetido</text:span><text:span text:style-name="T13">.</text:span></text:p>
      <text:p text:style-name="P44"/>
      <text:p text:style-name="P19"><text:span text:style-name="T9">Muestra </text:span><text:span text:style-name="T12">los </text:span><text:span text:style-name="T15">detalles de l</text:span><text:span text:style-name="T16">os</text:span><text:span text:style-name="T15"> producto</text:span><text:span text:style-name="T16">s</text:span><text:span text:style-name="T15"> </text:span><text:span text:style-name="T16">almacenados en mayor cantidad</text:span><text:span text:style-name="T15"> en el almacén.</text:span></text:p>
      <text:p text:style-name="P4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1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officeooo:rsid="02de5dc3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</text:span><text:span text:style-name="MT3">sub</text:span><text:span text:style-name="MT2">consultas </text:span><text:span text:style-name="MT3">de comparación (&gt;,&gt;,=,&gt;=,&lt;=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3H1M12S</meta:editing-duration>
    <meta:editing-cycles>618</meta:editing-cycles>
    <meta:generator>LibreOffice/7.1.4.2$Windows_X86_64 LibreOffice_project/a529a4fab45b75fefc5b6226684193eb000654f6</meta:generator>
    <dc:date>2022-02-02T17:56:08.079000000</dc:date>
    <meta:document-statistic meta:table-count="0" meta:image-count="0" meta:object-count="0" meta:page-count="2" meta:paragraph-count="31" meta:word-count="388" meta:character-count="2258" meta:non-whitespace-character-count="1901"/>
  </office:meta>
</office:document-meta>
</file>